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28in"/>
    </style:style>
    <style:style style:name="co3" style:family="table-column">
      <style:table-column-properties fo:break-before="auto" style:column-width="1.4083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68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Energy</text:p>
          </table:table-cell>
          <table:table-cell office:value-type="string">
            <text:p>Cu</text:p>
          </table:table-cell>
          <table:table-cell/>
          <table:table-cell office:value-type="string">
            <text:p>S59</text:p>
          </table:table-cell>
          <table:table-cell office:value-type="string">
            <text:p>S100</text:p>
          </table:table-cell>
          <table:table-cell office:value-type="string">
            <text:p>S200</text:p>
          </table:table-cell>
          <table:table-cell/>
          <table:table-cell office:value-type="string">
            <text:p>S59 % error</text:p>
          </table:table-cell>
          <table:table-cell office:value-type="string">
            <text:p>S100 % error</text:p>
          </table:table-cell>
          <table:table-cell office:value-type="string">
            <text:p>S200 % error</text:p>
          </table:table-cell>
        </table:table-row>
        <table:table-row table:style-name="ro1">
          <table:table-cell office:value-type="float" office:value="70.03">
            <text:p>70.03</text:p>
          </table:table-cell>
          <table:table-cell office:value-type="float" office:value="1.00294">
            <text:p>1.00294</text:p>
          </table:table-cell>
          <table:table-cell/>
          <table:table-cell office:value-type="float" office:value="0.972973">
            <text:p>0.972973</text:p>
          </table:table-cell>
          <table:table-cell office:value-type="float" office:value="0.965734">
            <text:p>0.965734</text:p>
          </table:table-cell>
          <table:table-cell office:value-type="float" office:value="0.958787">
            <text:p>0.958787</text:p>
          </table:table-cell>
          <table:table-cell/>
          <table:table-cell table:formula="of:=100*([.$B2]-[.D2])/[.$B2]" office:value-type="float" office:value="2.98791552834666">
            <text:p>2.9879155283</text:p>
          </table:table-cell>
          <table:table-cell table:formula="of:=100*([.$B2]-[.E2])/[.$B2]" office:value-type="float" office:value="3.70969350110674">
            <text:p>3.7096935011</text:p>
          </table:table-cell>
          <table:table-cell table:formula="of:=100*([.$B2]-[.F2])/[.$B2]" office:value-type="float" office:value="4.40235707021357">
            <text:p>4.4023570702</text:p>
          </table:table-cell>
        </table:table-row>
        <table:table-row table:style-name="ro1">
          <table:table-cell office:value-type="float" office:value="100.46">
            <text:p>100.46</text:p>
          </table:table-cell>
          <table:table-cell office:value-type="float" office:value="1.00434">
            <text:p>1.00434</text:p>
          </table:table-cell>
          <table:table-cell/>
          <table:table-cell office:value-type="float" office:value="0.981566">
            <text:p>0.981566</text:p>
          </table:table-cell>
          <table:table-cell office:value-type="float" office:value="0.975092">
            <text:p>0.975092</text:p>
          </table:table-cell>
          <table:table-cell office:value-type="float" office:value="0.966323">
            <text:p>0.966323</text:p>
          </table:table-cell>
          <table:table-cell/>
          <table:table-cell table:formula="of:=100*([.$B3]-[.D3])/[.$B3]" office:value-type="float" office:value="2.26755879483044">
            <text:p>2.2675587948</text:p>
          </table:table-cell>
          <table:table-cell table:formula="of:=100*([.$B3]-[.E3])/[.$B3]" office:value-type="float" office:value="2.91216122030389">
            <text:p>2.9121612203</text:p>
          </table:table-cell>
          <table:table-cell table:formula="of:=100*([.$B3]-[.F3])/[.$B3]" office:value-type="float" office:value="3.78527191986778">
            <text:p>3.7852719199</text:p>
          </table:table-cell>
        </table:table-row>
        <table:table-row table:style-name="ro1">
          <table:table-cell office:value-type="float" office:value="130.52">
            <text:p>130.52</text:p>
          </table:table-cell>
          <table:table-cell office:value-type="float" office:value="1.00541">
            <text:p>1.00541</text:p>
          </table:table-cell>
          <table:table-cell/>
          <table:table-cell office:value-type="float" office:value="0.987776">
            <text:p>0.987776</text:p>
          </table:table-cell>
          <table:table-cell office:value-type="float" office:value="0.981704">
            <text:p>0.981704</text:p>
          </table:table-cell>
          <table:table-cell office:value-type="float" office:value="0.973">
            <text:p>0.973</text:p>
          </table:table-cell>
          <table:table-cell/>
          <table:table-cell table:formula="of:=100*([.$B4]-[.D4])/[.$B4]" office:value-type="float" office:value="1.75391133965247">
            <text:p>1.7539113397</text:p>
          </table:table-cell>
          <table:table-cell table:formula="of:=100*([.$B4]-[.E4])/[.$B4]" office:value-type="float" office:value="2.35784406361584">
            <text:p>2.3578440636</text:p>
          </table:table-cell>
          <table:table-cell table:formula="of:=100*([.$B4]-[.F4])/[.$B4]" office:value-type="float" office:value="3.22356053749216">
            <text:p>3.2235605375</text:p>
          </table:table-cell>
        </table:table-row>
        <table:table-row table:style-name="ro1">
          <table:table-cell office:value-type="float" office:value="160.09">
            <text:p>160.09</text:p>
          </table:table-cell>
          <table:table-cell office:value-type="float" office:value="1.00594">
            <text:p>1.00594</text:p>
          </table:table-cell>
          <table:table-cell/>
          <table:table-cell office:value-type="float" office:value="0.990302">
            <text:p>0.990302</text:p>
          </table:table-cell>
          <table:table-cell office:value-type="float" office:value="0.985305">
            <text:p>0.985305</text:p>
          </table:table-cell>
          <table:table-cell office:value-type="float" office:value="0.977328">
            <text:p>0.977328</text:p>
          </table:table-cell>
          <table:table-cell/>
          <table:table-cell table:formula="of:=100*([.$B5]-[.D5])/[.$B5]" office:value-type="float" office:value="1.55456587868065">
            <text:p>1.5545658787</text:p>
          </table:table-cell>
          <table:table-cell table:formula="of:=100*([.$B5]-[.E5])/[.$B5]" office:value-type="float" office:value="2.05131518778457">
            <text:p>2.0513151878</text:p>
          </table:table-cell>
          <table:table-cell table:formula="of:=100*([.$B5]-[.F5])/[.$B5]" office:value-type="float" office:value="2.84430482931388">
            <text:p>2.8443048293</text:p>
          </table:table-cell>
        </table:table-row>
        <table:table-row table:style-name="ro1">
          <table:table-cell office:value-type="float" office:value="190.48">
            <text:p>190.48</text:p>
          </table:table-cell>
          <table:table-cell office:value-type="float" office:value="1.00624">
            <text:p>1.00624</text:p>
          </table:table-cell>
          <table:table-cell/>
          <table:table-cell office:value-type="float" office:value="0.993861">
            <text:p>0.993861</text:p>
          </table:table-cell>
          <table:table-cell office:value-type="float" office:value="0.989472">
            <text:p>0.989472</text:p>
          </table:table-cell>
          <table:table-cell office:value-type="float" office:value="0.981294">
            <text:p>0.981294</text:p>
          </table:table-cell>
          <table:table-cell/>
          <table:table-cell table:formula="of:=100*([.$B6]-[.D6])/[.$B6]" office:value-type="float" office:value="1.23022340594689">
            <text:p>1.2302234059</text:p>
          </table:table-cell>
          <table:table-cell table:formula="of:=100*([.$B6]-[.E6])/[.$B6]" office:value-type="float" office:value="1.66640165368104">
            <text:p>1.6664016537</text:p>
          </table:table-cell>
          <table:table-cell table:formula="of:=100*([.$B6]-[.F6])/[.$B6]" office:value-type="float" office:value="2.47913022738114">
            <text:p>2.4791302274</text:p>
          </table:table-cell>
        </table:table-row>
        <table:table-row table:style-name="ro1">
          <table:table-cell office:value-type="float" office:value="221.06">
            <text:p>221.06</text:p>
          </table:table-cell>
          <table:table-cell office:value-type="float" office:value="1.00731">
            <text:p>1.00731</text:p>
          </table:table-cell>
          <table:table-cell/>
          <table:table-cell office:value-type="float" office:value="0.994969">
            <text:p>0.994969</text:p>
          </table:table-cell>
          <table:table-cell office:value-type="float" office:value="0.991521">
            <text:p>0.991521</text:p>
          </table:table-cell>
          <table:table-cell office:value-type="float" office:value="0.984477">
            <text:p>0.984477</text:p>
          </table:table-cell>
          <table:table-cell/>
          <table:table-cell table:formula="of:=100*([.$B7]-[.D7])/[.$B7]" office:value-type="float" office:value="1.22514419592776">
            <text:p>1.2251441959</text:p>
          </table:table-cell>
          <table:table-cell table:formula="of:=100*([.$B7]-[.E7])/[.$B7]" office:value-type="float" office:value="1.5674419989874">
            <text:p>1.567441999</text:p>
          </table:table-cell>
          <table:table-cell table:formula="of:=100*([.$B7]-[.F7])/[.$B7]" office:value-type="float" office:value="2.26673020222176">
            <text:p>2.2667302022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1.00788">
            <text:p>1.00788</text:p>
          </table:table-cell>
          <table:table-cell/>
          <table:table-cell office:value-type="float" office:value="0.996454">
            <text:p>0.996454</text:p>
          </table:table-cell>
          <table:table-cell office:value-type="float" office:value="0.993373">
            <text:p>0.993373</text:p>
          </table:table-cell>
          <table:table-cell office:value-type="float" office:value="0.987517">
            <text:p>0.987517</text:p>
          </table:table-cell>
          <table:table-cell/>
          <table:table-cell table:formula="of:=100*([.$B8]-[.D8])/[.$B8]" office:value-type="float" office:value="1.13366670635395">
            <text:p>1.1336667064</text:p>
          </table:table-cell>
          <table:table-cell table:formula="of:=100*([.$B8]-[.E8])/[.$B8]" office:value-type="float" office:value="1.43935786006272">
            <text:p>1.4393578601</text:p>
          </table:table-cell>
          <table:table-cell table:formula="of:=100*([.$B8]-[.F8])/[.$B8]" office:value-type="float" office:value="2.02037941024726">
            <text:p>2.0203794102</text:p>
          </table:table-cell>
        </table:table-row>
        <table:table-row table:style-name="ro2">
          <table:table-cell table:number-columns-repeated="3"/>
          <table:table-cell office:value-type="string">
            <text:p>S59+AgKA</text:p>
          </table:table-cell>
          <table:table-cell office:value-type="string">
            <text:p>S100+AgKA</text:p>
          </table:table-cell>
          <table:table-cell office:value-type="string">
            <text:p>S200+AgKA</text:p>
          </table:table-cell>
          <table:table-cell/>
          <table:table-cell office:value-type="string">
            <text:p>S59+AgKA % error</text:p>
          </table:table-cell>
          <table:table-cell office:value-type="string">
            <text:p>S100+AgKA % error</text:p>
          </table:table-cell>
          <table:table-cell office:value-type="string">
            <text:p>S200+AgKA % error</text:p>
          </table:table-cell>
        </table:table-row>
        <table:table-row table:style-name="ro1">
          <table:table-cell table:number-columns-repeated="3"/>
          <table:table-cell office:value-type="float" office:value="0.96191">
            <text:p>0.96191</text:p>
          </table:table-cell>
          <table:table-cell office:value-type="float" office:value="0.957794">
            <text:p>0.957794</text:p>
          </table:table-cell>
          <table:table-cell office:value-type="float" office:value="0.954984">
            <text:p>0.954984</text:p>
          </table:table-cell>
          <table:table-cell/>
          <table:table-cell table:formula="of:=100*([.$B2]-[.D10])/[.$B2]" office:value-type="float" office:value="4.09097254073024">
            <text:p>4.0909725407</text:p>
          </table:table-cell>
          <table:table-cell table:formula="of:=100*([.$B2]-[.E10])/[.$B2]" office:value-type="float" office:value="4.50136598400702">
            <text:p>4.501365984</text:p>
          </table:table-cell>
          <table:table-cell table:formula="of:=100*([.$B2]-[.F10])/[.$B2]" office:value-type="float" office:value="4.78154226573873">
            <text:p>4.7815422657</text:p>
          </table:table-cell>
        </table:table-row>
        <table:table-row table:style-name="ro1">
          <table:table-cell table:number-columns-repeated="3"/>
          <table:table-cell office:value-type="float" office:value="0.967732">
            <text:p>0.967732</text:p>
          </table:table-cell>
          <table:table-cell office:value-type="float" office:value="0.964576">
            <text:p>0.964576</text:p>
          </table:table-cell>
          <table:table-cell office:value-type="float" office:value="0.960592">
            <text:p>0.960592</text:p>
          </table:table-cell>
          <table:table-cell/>
          <table:table-cell table:formula="of:=100*([.$B3]-[.D11])/[.$B3]" office:value-type="float" office:value="3.64498078340005">
            <text:p>3.6449807834</text:p>
          </table:table-cell>
          <table:table-cell table:formula="of:=100*([.$B3]-[.E11])/[.$B3]" office:value-type="float" office:value="3.95921699822769">
            <text:p>3.9592169982</text:p>
          </table:table-cell>
          <table:table-cell table:formula="of:=100*([.$B3]-[.F11])/[.$B3]" office:value-type="float" office:value="4.35589541390366">
            <text:p>4.3558954139</text:p>
          </table:table-cell>
        </table:table-row>
        <table:table-row table:style-name="ro1">
          <table:table-cell table:number-columns-repeated="3"/>
          <table:table-cell office:value-type="float" office:value="0.972503">
            <text:p>0.972503</text:p>
          </table:table-cell>
          <table:table-cell office:value-type="float" office:value="0.970447">
            <text:p>0.970447</text:p>
          </table:table-cell>
          <table:table-cell office:value-type="float" office:value="0.965288">
            <text:p>0.965288</text:p>
          </table:table-cell>
          <table:table-cell/>
          <table:table-cell table:formula="of:=100*([.$B4]-[.D12])/[.$B4]" office:value-type="float" office:value="3.27299310728955">
            <text:p>3.2729931073</text:p>
          </table:table-cell>
          <table:table-cell table:formula="of:=100*([.$B4]-[.E12])/[.$B4]" office:value-type="float" office:value="3.4774867964313">
            <text:p>3.4774867964</text:p>
          </table:table-cell>
          <table:table-cell table:formula="of:=100*([.$B4]-[.F12])/[.$B4]" office:value-type="float" office:value="3.99061079559583">
            <text:p>3.9906107956</text:p>
          </table:table-cell>
        </table:table-row>
        <table:table-row table:style-name="ro1">
          <table:table-cell table:number-columns-repeated="3"/>
          <table:table-cell office:value-type="float" office:value="0.977793">
            <text:p>0.977793</text:p>
          </table:table-cell>
          <table:table-cell office:value-type="float" office:value="0.97443">
            <text:p>0.97443</text:p>
          </table:table-cell>
          <table:table-cell office:value-type="float" office:value="0.969587">
            <text:p>0.969587</text:p>
          </table:table-cell>
          <table:table-cell/>
          <table:table-cell table:formula="of:=100*([.$B5]-[.D13])/[.$B5]" office:value-type="float" office:value="2.79807940831463">
            <text:p>2.7980794083</text:p>
          </table:table-cell>
          <table:table-cell table:formula="of:=100*([.$B5]-[.E13])/[.$B5]" office:value-type="float" office:value="3.13239358212219">
            <text:p>3.1323935821</text:p>
          </table:table-cell>
          <table:table-cell table:formula="of:=100*([.$B5]-[.F13])/[.$B5]" office:value-type="float" office:value="3.61383382706723">
            <text:p>3.6138338271</text:p>
          </table:table-cell>
        </table:table-row>
        <table:table-row table:style-name="ro1">
          <table:table-cell table:number-columns-repeated="3"/>
          <table:table-cell office:value-type="float" office:value="0.981394">
            <text:p>0.981394</text:p>
          </table:table-cell>
          <table:table-cell office:value-type="float" office:value="0.978832">
            <text:p>0.978832</text:p>
          </table:table-cell>
          <table:table-cell office:value-type="float" office:value="0.973683">
            <text:p>0.973683</text:p>
          </table:table-cell>
          <table:table-cell/>
          <table:table-cell table:formula="of:=100*([.$B6]-[.D14])/[.$B6]" office:value-type="float" office:value="2.46919224041978">
            <text:p>2.4691922404</text:p>
          </table:table-cell>
          <table:table-cell table:formula="of:=100*([.$B6]-[.E14])/[.$B6]" office:value-type="float" office:value="2.72380346636986">
            <text:p>2.7238034664</text:p>
          </table:table-cell>
          <table:table-cell table:formula="of:=100*([.$B6]-[.F14])/[.$B6]" office:value-type="float" office:value="3.23551041501034">
            <text:p>3.235510415</text:p>
          </table:table-cell>
        </table:table-row>
        <table:table-row table:style-name="ro1">
          <table:table-cell table:number-columns-repeated="3"/>
          <table:table-cell office:value-type="float" office:value="0.983012">
            <text:p>0.983012</text:p>
          </table:table-cell>
          <table:table-cell office:value-type="float" office:value="0.981778">
            <text:p>0.981778</text:p>
          </table:table-cell>
          <table:table-cell office:value-type="float" office:value="0.97619">
            <text:p>0.97619</text:p>
          </table:table-cell>
          <table:table-cell/>
          <table:table-cell table:formula="of:=100*([.$B7]-[.D15])/[.$B7]" office:value-type="float" office:value="2.41216705880016">
            <text:p>2.4121670588</text:p>
          </table:table-cell>
          <table:table-cell table:formula="of:=100*([.$B7]-[.E15])/[.$B7]" office:value-type="float" office:value="2.53467155096246">
            <text:p>2.534671551</text:p>
          </table:table-cell>
          <table:table-cell table:formula="of:=100*([.$B7]-[.F15])/[.$B7]" office:value-type="float" office:value="3.08941636636188">
            <text:p>3.0894163664</text:p>
          </table:table-cell>
        </table:table-row>
        <table:table-row table:style-name="ro1">
          <table:table-cell table:number-columns-repeated="3"/>
          <table:table-cell office:value-type="float" office:value="0.984194">
            <text:p>0.984194</text:p>
          </table:table-cell>
          <table:table-cell office:value-type="float" office:value="0.982312">
            <text:p>0.982312</text:p>
          </table:table-cell>
          <table:table-cell office:value-type="float" office:value="0.978826">
            <text:p>0.978826</text:p>
          </table:table-cell>
          <table:table-cell/>
          <table:table-cell table:formula="of:=100*([.$B8]-[.D16])/[.$B8]" office:value-type="float" office:value="2.35008135889195">
            <text:p>2.3500813589</text:p>
          </table:table-cell>
          <table:table-cell table:formula="of:=100*([.$B8]-[.E16])/[.$B8]" office:value-type="float" office:value="2.53680993769101">
            <text:p>2.5368099377</text:p>
          </table:table-cell>
          <table:table-cell table:formula="of:=100*([.$B8]-[.F16])/[.$B8]" office:value-type="float" office:value="2.88268444656111">
            <text:p>2.8826844466</text:p>
          </table:table-cell>
        </table:table-row>
        <table:table-row table:style-name="ro1" table:number-rows-repeated="104855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20:44:19</meta:creation-date>
    <meta:generator>LibreOffice/3.5$Linux_x86 LibreOffice_project/350m1$Build-2</meta:generator>
    <dc:date>2015-07-07T21:03:39</dc:date>
    <meta:editing-duration>P0D</meta:editing-duration>
    <meta:editing-cycles>1</meta:editing-cycles>
    <meta:document-statistic meta:table-count="3" meta:cell-count="112" meta:object-count="0"/>
  </office:meta>
</office:document-meta>
</file>